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354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0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none" draw:fill-color="#ffffff" fo:min-height="0.12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0.177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text:anchor-type="paragraph" draw:z-index="1" draw:style-name="gr2" svg:width="1.4169in" svg:height="0.3543in" svg:x="3.0209in" svg:y="-0.9898in"><draw:text-box><text:p>start</text:p></draw:text-box></draw:frame><draw:rect text:anchor-type="paragraph" draw:z-index="2" draw:style-name="gr3" draw:text-style-name="P2" svg:width="1.6669in" svg:height="0.2189in" svg:x="2.3543in" svg:y="-0.7591in"><text:p text:style-name="P2">store 0 in counter</text:p></draw:rect><draw:rect text:anchor-type="paragraph" draw:z-index="3" draw:style-name="gr3" draw:text-style-name="P2" svg:width="1.6669in" svg:height="0.2087in" svg:x="2.3543in" svg:y="-0.4673in"><text:p text:style-name="P2">store 0 in sum</text:p></draw:rect><draw:custom-shape text:anchor-type="paragraph" draw:z-index="4" draw:style-name="gr4" draw:text-style-name="P2" svg:width="1.7921in" svg:height="0.4067in" svg:x="2.2398in" svg:y="-0.1756in"><text:p text:style-name="P2">output</text:p><text:p text:style-name="P2">“enter a number”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text:anchor-type="paragraph" draw:z-index="5" draw:style-name="gr3" draw:text-style-name="P2" svg:width="1.365in" svg:height="0.2504in" svg:x="2.4583in" svg:y="0.3138in"><text:p text:style-name="P2">read value in num</text:p></draw:rect><draw:custom-shape text:anchor-type="paragraph" draw:z-index="6" draw:style-name="gr4" draw:text-style-name="P2" svg:width="0.9276in" svg:height="0.7398in" svg:x="2.698in" svg:y="0.6264in"><text:p text:style-name="P2">if </text:p><text:p text:style-name="P2">num &gt; 0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rect text:anchor-type="paragraph" draw:z-index="7" draw:style-name="gr3" draw:text-style-name="P3" svg:width="1.2717in" svg:height="0.3343in" svg:x="2.5102in" svg:y="1.4909in"><text:p text:style-name="P2"><text:span text:style-name="T1">counter ++</text:span></text:p></draw:rect><draw:custom-shape text:anchor-type="paragraph" draw:z-index="8" draw:style-name="gr4" draw:text-style-name="P2" svg:width="1.1567in" svg:height="0.8961in" svg:x="2.5728in" svg:y="2.022in"><text:p text:style-name="P2">if</text:p><text:p text:style-name="P2">num == sum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custom-shape text:anchor-type="paragraph" draw:z-index="9" draw:style-name="gr4" svg:width="1.5421in" svg:height="0.615in" svg:x="1.0835in" svg:y="3.0846in"><text:p>output counter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rect text:anchor-type="paragraph" draw:z-index="10" draw:style-name="gr3" draw:text-style-name="P3" svg:width="1.7933in" svg:height="0.6051in" svg:x="4.3543in" svg:y="3.1055in"><text:p text:style-name="P2"><text:span text:style-name="T1">store (sum + num) in sum</text:span></text:p></draw:rect><draw:line text:anchor-type="paragraph" draw:z-index="0" draw:style-name="gr1" draw:text-style-name="P2" svg:x1="3.1772in" svg:y1="-0.811in" svg:x2="3.2291in" svg:y2="2.6264in"><text:p/></draw:line><draw:line text:anchor-type="paragraph" draw:z-index="11" draw:style-name="gr1" draw:text-style-name="P2" svg:x1="2.5728in" svg:y1="2.4807in" svg:x2="1.8854in" svg:y2="2.4807in"><text:p/></draw:line><draw:line text:anchor-type="paragraph" draw:z-index="12" draw:style-name="gr1" draw:text-style-name="P2" svg:x1="1.9272in" svg:y1="3.085in" svg:x2="1.9374in" svg:y2="2.4807in"><text:p/></draw:line><draw:line text:anchor-type="paragraph" draw:z-index="13" draw:style-name="gr1" draw:text-style-name="P2" svg:x1="3.7291in" svg:y1="2.4701in" svg:x2="4.052in" svg:y2="2.4701in"><text:p/></draw:line><draw:line text:anchor-type="paragraph" draw:z-index="14" draw:style-name="gr1" draw:text-style-name="P2" svg:x1="2.698in" svg:y1="1.0016in" svg:x2="2.0626in" svg:y2="1.0016in"><text:p/></draw:line><draw:line text:anchor-type="paragraph" draw:z-index="15" draw:style-name="gr1" draw:text-style-name="P2" svg:x1="2.0626in" svg:y1="1.0016in" svg:x2="2.0626in" svg:y2="1.939in"><text:p/></draw:line><draw:line text:anchor-type="paragraph" draw:z-index="16" draw:style-name="gr1" draw:text-style-name="P2" svg:x1="2.0626in" svg:y1="1.939in" svg:x2="3.2291in" svg:y2="1.939in"><text:p/></draw:line><draw:frame text:anchor-type="paragraph" draw:z-index="17" draw:style-name="gr5" svg:width="0.6358in" svg:height="0.1925in" svg:x="3.2291in" svg:y="1.2984in"><draw:text-box><text:p>true</text:p></draw:text-box></draw:frame><draw:frame text:anchor-type="paragraph" draw:z-index="18" draw:style-name="gr6" svg:width="0.563in" svg:height="0.1925in" svg:x="2.2291in" svg:y="0.772in"><draw:text-box><text:p>false</text:p></draw:text-box></draw:frame><draw:line text:anchor-type="paragraph" draw:z-index="19" draw:style-name="gr1" draw:text-style-name="P2" svg:x1="4.052in" svg:y1="2.4701in" svg:x2="4.052in" svg:y2="3.4803in"><text:p/></draw:line><draw:line text:anchor-type="paragraph" draw:z-index="20" draw:style-name="gr1" draw:text-style-name="P2" svg:x1="4.052in" svg:y1="3.4807in" svg:x2="4.3539in" svg:y2="3.4807in"><text:p/></draw:line><draw:line text:anchor-type="paragraph" draw:z-index="21" draw:style-name="gr1" draw:text-style-name="P2" svg:x1="5.1043in" svg:y1="3.1055in" svg:x2="5.0835in" svg:y2="0.0118in"><text:p/></draw:line><draw:line text:anchor-type="paragraph" draw:z-index="22" draw:style-name="gr1" draw:text-style-name="P2" svg:x1="3.8335in" svg:y1="0.0016in" svg:x2="5.0835in" svg:y2="0.0118in"><text:p/></draw:line><draw:frame text:anchor-type="paragraph" draw:z-index="23" draw:style-name="gr7" svg:width="0.3858in" svg:height="0.1925in" svg:x="2.052in" svg:y="2.2882in"><draw:text-box><text:p>true</text:p></draw:text-box></draw:frame><draw:frame text:anchor-type="paragraph" draw:z-index="24" draw:style-name="gr8" svg:width="0.4587in" svg:height="0.1925in" svg:x="3.802in" svg:y="2.2929in"><draw:text-box><text:p>false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21T16:45:08.70</meta:creation-date>
    <dc:title>expos</dc:title>
    <meta:editing-duration>PT1H7M</meta:editing-duration>
    <meta:editing-cycles>3</meta:editing-cycles>
    <meta:generator>OpenOffice/4.1.1$Win32 OpenOffice.org_project/411m6$Build-9775</meta:generator>
    <meta:initial-creator>Olaolu Emmanuel</meta:initial-creator>
    <dc:date>2014-09-21T17:52:08</dc:date>
    <dc:creator>Olaolu Emmanuel</dc:creator>
    <meta:document-statistic meta:table-count="0" meta:image-count="0" meta:object-count="0" meta:page-count="1" meta:paragraph-count="0" meta:word-count="0" meta:character-count="0"/>
    <meta:template xlink:type="simple" xlink:actuate="onRequest" xlink:title="expos" xlink:href="../../../../AppData/Roaming/OpenOffice/4/user/template/expos.ott" meta:date="2014-09-21T16:45:07.28"/>
  </office:meta>
</office:document-meta>
</file>